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23992"/>
          <table:table-cell office:value-type="float" office:value="0.019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04992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725253"/>
          <table:table-cell office:value-type="float" office:value="0.022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03253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811656"/>
          <table:table-cell office:value-type="float" office:value="0.027"/>
          <table:table-cell office:value-type="float" office:value="0.01"/>
          <table:table-cell office:value-type="float" office:value="527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4656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697915"/>
          <table:table-cell office:value-type="float" office:value="0.026"/>
          <table:table-cell office:value-type="float" office:value="0.0"/>
          <table:table-cell office:value-type="float" office:value="269.0"/>
          <table:table-cell office:value-type="float" office:value="0.0"/>
          <table:table-cell office:value-type="float" office:value="233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719149999999999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47512"/>
          <table:table-cell office:value-type="float" office:value="0.074"/>
          <table:table-cell office:value-type="float" office:value="0.05"/>
          <table:table-cell office:value-type="float" office:value="4119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73512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64048"/>
          <table:table-cell office:value-type="float" office:value="0.886"/>
          <table:table-cell office:value-type="float" office:value="0.86"/>
          <table:table-cell office:value-type="float" office:value="65571.0"/>
          <table:table-cell office:value-type="float" office:value="0.0"/>
          <table:table-cell office:value-type="float" office:value="244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44799999999999"/>
          <table:table-cell office:value-type="float" office:value="0.8745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728612"/>
          <table:table-cell office:value-type="float" office:value="0.034"/>
          <table:table-cell office:value-type="float" office:value="0.01"/>
          <table:table-cell office:value-type="float" office:value="1041.0"/>
          <table:table-cell office:value-type="float" office:value="0.0"/>
          <table:table-cell office:value-type="float" office:value="234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94612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21071"/>
          <table:table-cell office:value-type="float" office:value="0.458"/>
          <table:table-cell office:value-type="float" office:value="0.43"/>
          <table:table-cell office:value-type="float" office:value="32806.0"/>
          <table:table-cell office:value-type="float" office:value="0.0"/>
          <table:table-cell office:value-type="float" office:value="2383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271"/>
          <table:table-cell office:value-type="float" office:value="0.8649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47.6492"/>
          <table:table-cell office:value-type="float" office:value="46.415"/>
          <table:table-cell office:value-type="float" office:value="46.39"/>
          <table:table-cell office:value-type="float" office:value="1048638.0"/>
          <table:table-cell office:value-type="float" office:value="0.0"/>
          <table:table-cell office:value-type="float" office:value="3972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342000000000013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380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52477"/>
          <table:table-cell office:value-type="float" office:value="0.074"/>
          <table:table-cell office:value-type="float" office:value="0.05"/>
          <table:table-cell office:value-type="float" office:value="4122.0"/>
          <table:table-cell office:value-type="float" office:value="0.0"/>
          <table:table-cell office:value-type="float" office:value="23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78477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5.26672"/>
          <table:table-cell office:value-type="float" office:value="4.417"/>
          <table:table-cell office:value-type="float" office:value="4.39"/>
          <table:table-cell office:value-type="float" office:value="262200.0"/>
          <table:table-cell office:value-type="float" office:value="0.0"/>
          <table:table-cell office:value-type="float" office:value="272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97200000000005"/>
          <table:table-cell office:value-type="float" office:value="0.85495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087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890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2484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994481"/>
          <table:table-cell office:value-type="float" office:value="0.239"/>
          <table:table-cell office:value-type="float" office:value="0.21"/>
          <table:table-cell office:value-type="float" office:value="16416.0"/>
          <table:table-cell office:value-type="float" office:value="0.0"/>
          <table:table-cell office:value-type="float" office:value="235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55481"/>
          <table:table-cell office:value-type="float" office:value="0.76527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129.664"/>
          <table:table-cell office:value-type="float" office:value="128.107"/>
          <table:table-cell office:value-type="float" office:value="128.08"/>
          <table:table-cell office:value-type="float" office:value="2097221.0"/>
          <table:table-cell office:value-type="float" office:value="0.0"/>
          <table:table-cell office:value-type="float" office:value="573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56999999999988"/>
          <table:table-cell office:value-type="float" office:value="0.84258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2291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570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365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512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72539"/>
          <table:table-cell office:value-type="float" office:value="0.924"/>
          <table:table-cell office:value-type="float" office:value="0.89"/>
          <table:table-cell office:value-type="float" office:value="65578.0"/>
          <table:table-cell office:value-type="float" office:value="0.0"/>
          <table:table-cell office:value-type="float" office:value="2422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13899999999999"/>
          <table:table-cell office:value-type="float" office:value="0.7317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72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6518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0399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7769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1200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553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4.77222"/>
          <table:table-cell office:value-type="float" office:value="3.992"/>
          <table:table-cell office:value-type="float" office:value="3.96"/>
          <table:table-cell office:value-type="float" office:value="262197.0"/>
          <table:table-cell office:value-type="float" office:value="0.0"/>
          <table:table-cell office:value-type="float" office:value="271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02199999999999"/>
          <table:table-cell office:value-type="float" office:value="0.6973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777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958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742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1186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317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942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8772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